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d_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ace1</text:p>
          </table:table-cell>
          <table:table-cell office:value-type="string" calcext:value-type="string">
            <text:p>race2</text:p>
          </table:table-cell>
          <table:table-cell office:value-type="string" calcext:value-type="string">
            <text:p>eff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nn Barbe-de-Bronz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Cris de guerre se déclenche deux fo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ylak fan de mé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Provocation. Râle d’agonie : déclanche le Cri de guerre d’un serviteur adjacent à celui-ci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malie actualisan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ri de guerre : gagne 2 actualisations gratui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us Vallefendr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Râles d’agonie se déclenchent une fois supplémentair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a monstru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alliment : déclenche votre Râle d’agonie le plus à gauche (sauf celui de ce serviteur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lectionneur de coquill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ri de guerre : vous obtenez une carte Pièce de la taverne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resse drakkar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os effets de fin de tour se déclenchent deux foi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ète invétér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eroy le Témérair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âle d’agonie : détruit le serviteur qui l’a tué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éprouvée sans bra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âle d’agonie : invoque une main 2/1 avec Réincarnation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ppeuse mortel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ngeance (4) : vous obtenez un Mort-Vivant aléatoire. Râle d’agonie : l’invoque depuis votre main pour ce combat uniquemen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ist sympath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vos sorts de la taverne donnent +1 ATQ en plus pendant cette partie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s Trois Petits Hu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ce serviteur joue 3 gemmes de sang sur chacun de vos Hura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neur épin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vos gemmes de sang donnent +1 ATQ en plus pour cette parti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xophoniste hériss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Cri de guerre : vos gemmes de sang donnent +1 PV pour cette parti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rde-cadav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invoque trois squelettes 1/1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casseur des catacomb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Chaque fois que vous voulez invoquer un serviteur, mais qu’il n’y a pas de place dans votre troupe de guerre, donne +2/+1 à vos serviteurs de manière permanentes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ôdeuse magmat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haque tour, le premier sort de Sorcellerie joué depuis la main sur ce serviteur devient permanent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rre-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Confère à un serviteur « Râle d’agonie : invoque un crabe 3/2 » jusqu’au prochain tou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jurateur de gangref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 la fin de votre tour, vos sorts de la taverne donnent +1/+1 en plus pendant cette partie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ssagère cataclysmiq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 la fin de votre tour, vous obtenez une copie du dernier sort de la taverne que vous avez lancé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linda Gîtepier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os sorts ciblant un serviteur alliés sont lancés deux fo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céquin Blanch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 office:value-type="string" calcext:value-type="string">
            <text:p>Bête</text:p>
          </table:table-cell>
          <table:table-cell office:value-type="string" calcext:value-type="string">
            <text:p>Réincarnation. Ce serviteur est réincarné avec toutes ses caractéristiques et ses mots-clés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lectionneur de 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Inflige également des dégâts aux serviteurs adjacents à celui qu’il attaque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zérite viv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haque fois que vous lancez un sort de la taverne, donne +3/+3 aux Elémentaires qui s’y trouvent pour cette partie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boteur de ligne tellur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Cri de guerre et Râle d’agonie : vous obtenez une absorption des arcanes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émentaire du feu de brou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Une fois que ce serviteur a attaqué et tué un serviteur, inflige tout surplus de dégâts à un serviteur adjac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venant aé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émentaire</text:p>
          </table:table-cell>
          <table:table-cell/>
          <table:table-cell office:value-type="string" calcext:value-type="string">
            <text:p>Une fois que vous avez dépensé 7 pièces d’or, lance Vents d’es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sacreur colér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Démon</text:p>
          </table:table-cell>
          <table:table-cell office:value-type="string" calcext:value-type="string">
            <text:p>A la fin de votre tour, engloutit le serviteur aux PV les plus élevés dans la taverne afin de gagner ses caractéristique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irale du ciel Ro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Une fois que vous avez dépensé 10 pièces d’or, vous obtenez une prime aléatoire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rsaire orgueille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Vos primes sont lancées deux fois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rate intrép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A la fin de votre tour, donne +2/+2 à votre Pirate le plus à gauche. Recommence pour chaque carte que vous avez jouée pendant ce tour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yard de nav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Râle d’agonie : invoque un pirate du ciel 1/1 qui attaque immédiatement et lui donne l’ATQ de ce serviteur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ocateur forgefe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Début de combat : donne +1/+1 à vos Dragons. Ce serviteur s’améliore de manière permanente une fois que vous avez lancé un sort de la taverne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rde de terreur fêl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us avez lancé un sort de la taverne, un autre Démon allié engloutit un serviteur de la taverne pour gagner ses caractéristiques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ultr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éca</text:p>
          </table:table-cell>
          <table:table-cell office:value-type="string" calcext:value-type="string">
            <text:p>Bête</text:p>
          </table:table-cell>
          <table:table-cell office:value-type="string" calcext:value-type="string">
            <text:p>Vengeance (4) : gagne Bouclier divin et attaque immédiatement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égosaure au pas lou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alliement : donne +4 ATQ et ce Ralliement à vos autres Bêtes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igneur des égou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deux rats d’égout qui invoquent des tortues 2/3 avec Provocation.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t d’ég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une tortue 2/3 avec Provocation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bre-de-m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invoque deux tigrelins 0/1 avec Provocation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chezaar, prince du ryth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haque tour, quatre actualisations coûtent des PV plutôt que des pièces d’or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rupteur cendre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tre héros ou héroïne a subi des dégâts, rembobine et donne +1/+1 aux serviteurs dans la taverne pendant ce tour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quérant abso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haque fois qu’un serviteur est englouti, donne +1/+1 aux serviteurs de la taverne pendant cette partie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rde-courroux maléfiqu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us avez vendu un serviteur, ajoute deux cartes Chair à démon à votre prochaine actualisation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éenrouleur d’â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Une fois que votre héros ou héroïne a subi des dégâts, rembobine et donne +1 PV à ce serviteur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ssistant de laborato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Cri de guerre : ajoute une carte Chair à démon à vos 3 prochaines actualisations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groptère affam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émon</text:p>
          </table:table-cell>
          <table:table-cell/>
          <table:table-cell office:value-type="string" calcext:value-type="string">
            <text:p>A la fin de votre tour, vos Démons engloutissent chacun un serviteur dans la taverne afin de gagner ses caractéristiques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ssembleur 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Magnétisme. Râle d’agonie : invoque un automate ancestral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pprentie de Kan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Râle d’agonie : invoque des copies non dorées de vos 2 premiers Méca morts pendant ce comba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utomate 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ca</text:p>
          </table:table-cell>
          <table:table-cell/>
          <table:table-cell office:value-type="string" calcext:value-type="string">
            <text:p>A +3/+2 pour chaque autre automate ancestral que vous avez invoqué pendant la partie (où qu’il soit)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 donne de la ban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Une fois que vous avez invoqué une Bête au combat, son ATQ est doublée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éviathan embusqu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Chaque fois que vous invoquez une Bête, lui donne +2 ATQ et améliore définitivement cette carte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quin-tigre en cha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Cri de guerre : découvre une Bêt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ldrinn, le grand l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ête</text:p>
          </table:table-cell>
          <table:table-cell/>
          <table:table-cell office:value-type="string" calcext:value-type="string">
            <text:p>Râle d’agonie : pendant le reste du combat, vos Bêtes ont +8/+8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urrageur boue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Début du combat : si vous avez de la place, invoque le serviteur de votre main ayant l’ATQ la plus élevée pour ce combat uniquement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che-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loc</text:p>
          </table:table-cell>
          <table:table-cell/>
          <table:table-cell office:value-type="string" calcext:value-type="string">
            <text:p>Venimosité. Ralliement : confère Venimosité à un autre Murloc allié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e mortel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nimosité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urlegl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ran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Chaque fois qu’un sort est lancé sur ce serviteur, gagne Venimosité jusqu’au prochain tour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obable perdante héroïqu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mouflage. Ralliement : gagne l’ATQ de la cible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fiquante de gem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Cri de guerre : ce serviteur joue 2 gemmes de sang sur chacun de vos autres serviteurs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orak-Hirsu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Vengeance (2) : ce serviteur joue 2 gemmes de sang sur chacun de vos Hurans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rlelia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Une fois qu’un serviteur allié avec Râle d’agonie meurt, vos gemmes de sang donnent +1 ATQ en plus pendant cette partie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recg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Ce serviteur garde définitivement ses mots-clés bonus et les caractéristiques gagnées en combat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s Trois Petits Hu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ce serviteur joue 3 gemmes de sang sur chacun de vos Huran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ncicultrice rougebro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A la fin de votre tour, vous obtenez une gemme de sang qui confère aussi Réincarnation à un Huran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igneur de guerre gosier-moir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Râle d’agonie : invoque deux Hurans 1/1 avec Provocation. Ce serviteur joue une gemme de sang sur eux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aman chanteter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ran</text:p>
          </table:table-cell>
          <table:table-cell/>
          <table:table-cell office:value-type="string" calcext:value-type="string">
            <text:p>Furie des vents. A la fin de votre tour, joue une gemme de sang sur chacun de vos serviteur. Recommence pour chaque mot-clé bonus que ce serviteur a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teleuse de ter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Une fois que vous avez joué un Naga, gagne +1/+1. (S’améliore tous les 4 sorts que vous avez lancés pendant cette partie!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atège sombrecrê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Sorcellerie : vous obtenez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cruteur des grands foo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Ralliement : lance Choix du chef sur le serviteur à sa droite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illéca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Provocation. Sorcellerie : confère Bouclier divin à un serviteur jusqu’au prochain tour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ucher tombedr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Vengeance (4) : vous obtenez un abattage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édiante sere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ga</text:p>
          </table:table-cell>
          <table:table-cell/>
          <table:table-cell office:value-type="string" calcext:value-type="string">
            <text:p>Sorcellerie : vos sorts de la taverne donnent +1/+1 en plus pendant cette partie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vocatrice éterne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éincarnation. Râle d’agonie : invoque un chevalier éternnel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mif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Râle d’agonie : confère Réincarnation à un autres Mort-vivant allié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sserande réprouvé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/>
          <table:table-cell office:value-type="string" calcext:value-type="string">
            <text:p>Chaque fois que vous lancez un sort de la taverne, vos Mort-vivants ont +1ATQ pendant cette partie (où qu’ils soient)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aie-de-Nuit, embras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-vivan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rovocation. Râle d’agonie : donne le montant d’ATQ de ce serviteur à 2 serviteurs alliés différents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rde dracon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Cri de guerre et Râle d’agonie : vous obtenez un chromadrake aléatoire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alecgos, Aspect des Arca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Une fois que vous avez déclenché un Cri de guerre, donne +2/+2 à vos Dragons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eilleur d’a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Provocation. Début de combat : donne +2/+2 et Bouclier divin à un autre dragon allié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22:59:39.91426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3:14:54.917880800</meta:creation-date>
    <dc:date>2026-04-26T00:05:44.144648200</dc:date>
    <meta:editing-duration>PT1H31M12S</meta:editing-duration>
    <meta:editing-cycles>11</meta:editing-cycles>
    <meta:generator>LibreOffice/25.8.5.2$Windows_X86_64 LibreOffice_project/9c8b85f387cc00a89945a79c9e6239f32e450ac2</meta:generator>
    <meta:document-statistic meta:table-count="1" meta:cell-count="401" meta:object-count="0"/>
  </office:meta>
</office:document-meta>
</file>